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start" style:justify-single-word="false"/>
    </style:style>
    <style:style style:name="P5" style:family="paragraph" style:parent-style-name="Standard">
      <style:text-properties style:font-name="Times New Roman1" fo:font-size="12pt" style:font-size-asian="12pt" style:font-size-complex="12pt"/>
    </style:style>
    <style:style style:name="P6" style:family="paragraph" style:parent-style-name="Standard">
      <style:paragraph-properties fo:text-align="center" style:justify-single-word="false"/>
      <style:text-properties style:font-name="Times New Roman1" fo:font-size="12pt" style:font-size-asian="12pt" style:font-size-complex="12pt"/>
    </style:style>
    <style:style style:name="P7" style:family="paragraph" style:parent-style-name="Standard">
      <style:paragraph-properties fo:text-align="start" style:justify-single-word="false"/>
      <style:text-properties style:font-name="Times New Roman1" fo:font-size="12pt" style:font-size-asian="12pt" style:font-size-complex="12pt"/>
    </style:style>
    <style:style style:name="P8" style:family="paragraph" style:parent-style-name="Standard">
      <style:text-properties style:font-name="Times New Roman1"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1"/>
    </style:style>
    <style:style style:name="T4" style:family="text">
      <style:text-properties style:font-name="Times New Roman1" fo:font-size="12pt" style:font-size-asian="12pt"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mbre de la destinée</text:p>
      <text:p text:style-name="P4">Motivation: <text:s/>Faire triompher la justice et triompher de la haine</text:p>
      <text:p text:style-name="Standard"/>
      <text:p text:style-name="P1">Caractéristiques</text:p>
      <text:p text:style-name="Standard"><text:tab/>Force: 3<text:tab/><text:tab/><text:tab/>Charisme: 3<text:tab/><text:tab/><text:tab/>Perception: 4</text:p>
      <text:p text:style-name="Standard"><text:tab/>Dextérité: 4<text:tab/><text:tab/><text:tab/>Manipulation: 1<text:tab/><text:tab/>Intelligence: 1</text:p>
      <text:p text:style-name="Standard"><text:tab/>Vigueur: 3<text:tab/><text:tab/><text:tab/>Apparence: <text:tab/>2<text:tab/><text:tab/>Astuce: 2</text:p>
      <text:p text:style-name="Standard"/>
      <text:p text:style-name="P1">Compétences</text:p>
      <text:p text:style-name="Standard"><text:tab/>Guerrier<text:tab/><text:tab/><text:tab/>Prêtre<text:tab/><text:tab/><text:tab/><text:tab/>Savant</text:p>
      <text:p text:style-name="Standard"/>
      <text:p text:style-name="Standard"><text:tab/>Archerie:0<text:tab/><text:tab/><text:tab/>Force d'âme: 3<text:tab/><text:tab/>Artisanat: 0</text:p>
      <text:p text:style-name="Standard"><text:tab/><text:span text:style-name="T1">Arts Martiaux</text:span>: 5<text:tab/><text:tab/>Représentation: 0<text:tab/><text:tab/>Investigation: 3</text:p>
      <text:p text:style-name="Standard"><text:tab/>Mélée:<text:tab/>1<text:tab/><text:tab/><text:tab/>Présence: 1<text:tab/><text:tab/><text:tab/>Savoir: 1</text:p>
      <text:p text:style-name="Standard"><text:tab/>Lancer: 2<text:tab/><text:tab/><text:tab/>Résistance: 2<text:tab/><text:tab/><text:tab/>Médecine: 0</text:p>
      <text:p text:style-name="Standard"><text:tab/>Guerre: 0<text:tab/><text:tab/><text:tab/>Survie:<text:tab/> 1<text:tab/><text:tab/><text:tab/>Occultisme: 0</text:p>
      <text:p text:style-name="Standard"/>
      <text:p text:style-name="Standard"/>
      <text:p text:style-name="Standard"><text:tab/>Criminel<text:tab/><text:tab/><text:tab/>Commerçant<text:tab/><text:tab/><text:tab/>Spécialités</text:p>
      <text:p text:style-name="Standard"/>
      <text:p text:style-name="Standard"><text:tab/>Athlétisme: 3<text:tab/><text:tab/><text:tab/><text:span text:style-name="T2">Bureaucratie</text:span>: 4<text:tab/><text:tab/>AM: Saï +2</text:p>
      <text:p text:style-name="Standard"><text:tab/>Conscience:3<text:tab/><text:tab/><text:tab/>Linguistique: 1<text:tab/><text:tab/></text:p>
      <text:p text:style-name="Standard"><text:tab/>Esquive: 2<text:tab/><text:tab/><text:tab/>Equitation: 0</text:p>
      <text:p text:style-name="Standard"><text:tab/>Larcin: 1<text:tab/><text:tab/><text:tab/>Navigation: 0</text:p>
      <text:p text:style-name="Standard"><text:tab/>Furtivité: 2<text:tab/><text:tab/><text:tab/>Savoir-Vivre: 1</text:p>
      <text:p text:style-name="Standard"/>
      <text:p text:style-name="Standard"/>
      <text:p text:style-name="Standard">Historiques<text:tab/><text:tab/><text:tab/><text:tab/><text:tab/><text:tab/><text:tab/><text:tab/><text:tab/>Vertus</text:p>
      <text:p text:style-name="P3"><text:span text:style-name="T3">Artefact(2): Foudre Mêlée<text:tab/><text:tab/><text:tab/><text:tab/></text:span><text:span text:style-name="T6">Compassion</text:span><text:span text:style-name="T3"> 2<text:tab/><text:tab/><text:tab/></text:span><text:span text:style-name="T6">Tempérance 3</text:span></text:p>
      <text:p text:style-name="P5"><text:tab/><text:tab/><text:tab/><text:tab/><text:tab/><text:tab/><text:tab/>Veuves et orphelins 2<text:tab/><text:tab/>Pots de vin 3</text:p>
      <text:p text:style-name="P2"><text:span text:style-name="T4"><text:tab/><text:tab/><text:tab/><text:tab/><text:tab/><text:tab/><text:tab/></text:span><text:span text:style-name="T5">Conviction</text:span><text:span text:style-name="T4"> 2<text:tab/><text:tab/><text:tab/></text:span><text:span text:style-name="T5">Vaillance </text:span><text:span text:style-name="T4">2</text:span></text:p>
      <text:p text:style-name="P5"><text:tab/><text:tab/><text:tab/><text:tab/><text:tab/><text:tab/><text:tab/>Enquêtes 2<text:tab/><text:tab/><text:tab/>Criminels 2</text:p>
      <text:p text:style-name="P5">Quintessence: 3</text:p>
      <text:p text:style-name="P5">Atomes: 63</text:p>
      <text:p text:style-name="P5"/>
      <text:p text:style-name="P5">Arcanoï</text:p>
      <text:p text:style-name="P8">Communs</text:p>
      <text:p text:style-name="P8">ø</text:p>
      <text:p text:style-name="P8">Chains of the Ancient Monarch</text:p>
      <text:p text:style-name="P5">Monarch's Glorious Brillance: Emet une lueur aveuglante.</text:p>
      <text:p text:style-name="P5">Soul Anchor: empêche toutes personnes d'utiliser un pouvoir pour courir surnaturellement vite.</text:p>
      <text:p text:style-name="P8"/>
      <text:p text:style-name="P8">Evoke the Ancient Clay</text:p>
      <text:p text:style-name="P5">Whisper: parle dans le monde des vivants</text:p>
      <text:p text:style-name="P5">Marsh Light: manifeste une lumière distrayante dans le monde des vivants</text:p>
      <text:p text:style-name="P5">Sleeper's Caul: manifeste un corps immobile mais pouvant converser avec les vivants</text:p>
      <text:p text:style-name="P5">Embody: manifeste un corps mobile mais fortement diminué (-2 toutes carac physique).</text:p>
      <text:p text:style-name="P5"/>
      <text:p text:style-name="P5"/>
      <text:p text:style-name="P5">Volonté: 5</text:p>
      <text:p text:style-name="P5"/>
      <text:p text:style-name="P5"/>
      <text:p text:style-name="P6"><text:soft-page-break/>Ancres</text:p>
      <text:p text:style-name="P6"/>
      <text:p text:style-name="P7">Foudre mêlée(5): L'ancien saï de fonction d'Ombre de la Destinée. La violence de sa création en fait un instrument maudit. Les embouts de la garde se sont entremêlées autour de la lame, figurant le combat entre les deux fantômes voraces qui s'y sont mêlées. Tandis qu'un embout apparaît comme chauffé à blanc, l'autre est noir, craquelée comme de la vieille fonte. Quant à la lame, n'importe quel occultiste reconnaîtra à l'intérieur, entremêlé à l'acier originel, l'acier de l'âme qui résulte de l'emprisonnement du fantôme du criminel qui a précipité le destin d'Ombre de la Destinée.</text:p>
      <text:p text:style-name="P7">Pour Ombre de la Destinée, c'est un berceau de premier ordre: les fantômes voraces qui s'y lovent le hape dès qu'il le touche et il doit pour en sortir réussir un jet de tempérance (action simple) afin de se libérer de leurs serres. Il dit en ressortir renforcé dans ses motivations.</text:p>
      <text:p text:style-name="P7">De plus, le bien des tombes qui traduit l'appartenance de Foudre mêlée à Ombre de la Destinée est non pas un mais deux saï, l'un d'acier blanc, l'autre de fonte noir, n'ayant chacun qu'une "dent" et dont les caractéristiques identiques à un saï habituelle ont les bonus suivants:</text:p>
      <text:p text:style-name="P7">le blanc: +1 défense, +2 dégâts</text:p>
      <text:p text:style-name="P7">le noir: +1 précision, +2 dégâts</text:p>
      <text:p text:style-name="P7">Enfin, ces deux représentations sont tellement agrippés à Ombre qu'il ne peut pas s'en débarasser: qu'il rentre dans un artefact et ils rentreront avec lui, qu'il se manifeste et ils se manifesteront avec lui.</text:p>
      <text:p text:style-name="P7"/>
      <text:p text:style-name="P7">Si jamais quelqu'un s'amuse à manier Foudre mêlée, il se fera emporter petit à petit vers la folie tandis que l'arme le poussera à commettre meurtre sur meurtre: chaque fois que son porteur blesse quelqu'un avec, ou bien chaque scène ou une pulsion violente l'emporte tandis qu'il a l'arme à la main, le porteur fais un jet de tempérance. S'il échoue, il le note. Au dixième jet ainsi raté, le porteur est pris d'une rage qui le pousse à aller au bout de son geste ou de sa pensée et à tenter de tuer la personne qu'il a blessé ou bien sur qui il s'est emporté. Comme après une rupture de limite, le porteur de Foudre mêlée sera incapable de penser qu'il a commis une faute, rationnalisant son acte après coup.</text:p>
      <text:p text:style-name="P7">Si un exalté est porteur de la lame, alors il "se contente" d'avoir par ce biais un autre moyen de gagner de la limite. Sa limite de ne change pas de nature, ne se dédouble pas, il se contente de gagner des points plus v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10M20S</meta:editing-duration>
    <meta:editing-cycles>5</meta:editing-cycles>
    <meta:generator>OpenOffice/4.0.1$Win32 OpenOffice.org_project/401m5$Build-9714</meta:generator>
    <dc:date>2014-02-28T00:37:49.26</dc:date>
    <dc:creator>Eraneir Eraneir</dc:creator>
    <meta:document-statistic meta:table-count="0" meta:image-count="0" meta:object-count="0" meta:page-count="2" meta:paragraph-count="47" meta:word-count="614" meta:character-count="3750"/>
    <meta:user-defined meta:name="Info 1"/>
    <meta:user-defined meta:name="Info 2"/>
    <meta:user-defined meta:name="Info 3"/>
    <meta:user-defined meta:name="Info 4"/>
  </office:meta>
</office:document-meta>
</file>